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M Mono Prop Light 101" svg:font-family="'LM Mono Prop Light 10'"/>
    <style:font-face style:name="LM Mono Prop Light 10" svg:font-family="'LM Mono Prop Light 10'" style:font-pitch="variable"/>
    <style:font-face style:name="Lobster 1.4" svg:font-family="'Lobster 1.4'"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201in" fo:margin-bottom="0.0201in" style:contextual-spacing="false" fo:text-align="center" style:justify-single-word="false"/>
      <style:text-properties style:font-name="Lobster 1.4" fo:font-size="16pt" fo:language="es" fo:country="ES" officeooo:paragraph-rsid="0019af86" style:font-size-asian="16pt" style:font-size-complex="16pt"/>
    </style:style>
    <style:style style:name="P2" style:family="paragraph" style:parent-style-name="Standard">
      <style:text-properties style:font-name="LM Mono Prop Light 10" fo:font-size="10pt" fo:language="es" fo:country="ES" fo:font-weight="bold" officeooo:paragraph-rsid="0019af86" style:font-size-asian="10pt" style:font-weight-asian="bold" style:font-size-complex="10pt" style:font-weight-complex="bold"/>
    </style:style>
    <style:style style:name="P3" style:family="paragraph" style:parent-style-name="Standard">
      <style:paragraph-properties fo:margin-top="0in" fo:margin-bottom="0in" style:contextual-spacing="false" fo:line-height="115%" fo:padding="0in" fo:border="none" style:shadow="none" style:writing-mode="lr-tb"/>
      <style:text-properties style:font-name="LM Mono Prop Light 10" fo:font-size="10pt" fo:language="es" fo:country="ES" fo:font-weight="bold" officeooo:rsid="001ae046" officeooo:paragraph-rsid="0026c7e7" style:font-size-asian="10pt" style:font-weight-asian="bold" style:font-size-complex="10pt" style:font-weight-complex="bold"/>
    </style:style>
    <style:style style:name="P4" style:family="paragraph" style:parent-style-name="Standard">
      <style:paragraph-properties fo:margin-top="0in" fo:margin-bottom="0in" style:contextual-spacing="false" fo:line-height="100%" fo:text-align="justify" style:justify-single-word="false" fo:padding="0in" fo:border="none" style:shadow="none" style:writing-mode="lr-tb"/>
      <style:text-properties fo:font-variant="normal" fo:text-transform="none" fo:color="#000000" style:text-line-through-style="none" style:text-line-through-type="none" style:font-name="LM Mono Prop Light 10" fo:font-size="11pt" fo:language="es" fo:country="ES" fo:font-style="normal" style:text-underline-style="none" fo:font-weight="normal" style:text-blinking="false" fo:background-color="transparent" style:font-size-asian="11pt" style:font-size-complex="11pt"/>
    </style:style>
    <style:style style:name="P5" style:family="paragraph" style:parent-style-name="Standard">
      <style:paragraph-properties fo:margin-top="0in" fo:margin-bottom="0in" style:contextual-spacing="false" fo:line-height="100%" fo:padding="0in" fo:border="none" style:shadow="none" style:writing-mode="lr-tb"/>
      <style:text-properties fo:font-variant="normal" fo:text-transform="none" fo:color="#000000" style:text-line-through-style="none" style:text-line-through-type="none" style:font-name="LM Mono Prop Light 10" fo:font-size="11pt" fo:language="es" fo:country="ES" fo:font-style="normal" style:text-underline-style="none" fo:font-weight="normal" officeooo:rsid="001e5f24" officeooo:paragraph-rsid="001e5f24" style:text-blinking="false" fo:background-color="transparent" style:font-size-asian="11pt" style:font-style-asian="italic" style:font-size-complex="11pt" style:font-style-complex="italic"/>
    </style:style>
    <style:style style:name="P6" style:family="paragraph" style:parent-style-name="Standard">
      <style:paragraph-properties fo:margin-top="0in" fo:margin-bottom="0in" style:contextual-spacing="false" fo:line-height="100%" fo:text-align="justify" style:justify-single-word="false" fo:padding="0in" fo:border="none" style:shadow="none" style:writing-mode="lr-tb"/>
      <style:text-properties fo:font-variant="normal" fo:text-transform="none" fo:color="#000000" style:text-line-through-style="none" style:text-line-through-type="none" style:font-name="LM Mono Prop Light 10" fo:font-size="4pt" fo:language="es" fo:country="ES" fo:font-style="normal" style:text-underline-style="none" fo:font-weight="normal" style:text-blinking="false" fo:background-color="transparent" style:font-size-asian="3.5pt" style:font-size-complex="4pt"/>
    </style:style>
    <style:style style:name="P7" style:family="paragraph" style:parent-style-name="Standard">
      <style:paragraph-properties fo:margin-top="0in" fo:margin-bottom="0in" style:contextual-spacing="false" fo:line-height="100%" fo:text-align="justify" style:justify-single-word="false" fo:padding="0in" fo:border="none" style:shadow="none" style:writing-mode="lr-tb"/>
      <style:text-properties fo:color="#000000" style:font-name="LM Mono Prop Light 10" fo:font-size="11pt" fo:language="es" fo:country="ES" style:font-size-asian="11pt" style:font-size-complex="11pt"/>
    </style:style>
    <style:style style:name="P8" style:family="paragraph" style:parent-style-name="Standard">
      <style:paragraph-properties fo:margin-top="0in" fo:margin-bottom="0in" style:contextual-spacing="false" fo:line-height="100%" fo:padding="0in" fo:border="none" style:shadow="none" style:writing-mode="lr-tb"/>
      <style:text-properties fo:color="#000000" style:font-name="LM Mono Prop Light 10" fo:font-size="11pt" fo:language="es" fo:country="ES" officeooo:paragraph-rsid="0026c7e7" style:font-size-asian="11pt" style:font-size-complex="11pt"/>
    </style:style>
    <style:style style:name="P9" style:family="paragraph" style:parent-style-name="Standard">
      <style:paragraph-properties fo:margin-top="0in" fo:margin-bottom="0in" style:contextual-spacing="false" fo:line-height="100%" fo:padding="0in" fo:border="none" style:shadow="none" style:writing-mode="lr-tb"/>
      <style:text-properties fo:color="#000000" style:font-name="LM Mono Prop Light 10" fo:font-size="11pt" fo:language="es" fo:country="ES" officeooo:paragraph-rsid="00295570" style:font-size-asian="11pt" style:font-size-complex="11pt"/>
    </style:style>
    <style:style style:name="P10" style:family="paragraph" style:parent-style-name="Standard">
      <style:paragraph-properties fo:margin-top="0in" fo:margin-bottom="0in" style:contextual-spacing="false" fo:line-height="100%" fo:padding="0in" fo:border="none" style:shadow="none" style:writing-mode="lr-tb"/>
      <style:text-properties fo:color="#000000" style:font-name="LM Mono Prop Light 10" fo:font-size="11pt" fo:language="es" fo:country="ES" officeooo:paragraph-rsid="001947f5" style:font-size-asian="11pt" style:font-size-complex="11pt"/>
    </style:style>
    <style:style style:name="P11" style:family="paragraph" style:parent-style-name="Standard">
      <style:paragraph-properties fo:margin-top="0in" fo:margin-bottom="0in" style:contextual-spacing="false" fo:line-height="100%" fo:padding="0in" fo:border="none" style:shadow="none" style:writing-mode="lr-tb"/>
      <style:text-properties fo:color="#000000" style:font-name="LM Mono Prop Light 10" fo:font-size="11pt" fo:language="es" fo:country="ES" fo:font-style="italic" officeooo:paragraph-rsid="001e5f24" style:font-size-asian="11pt" style:font-style-asian="italic" style:font-size-complex="11pt" style:font-style-complex="italic"/>
    </style:style>
    <style:style style:name="P12" style:family="paragraph" style:parent-style-name="Standard">
      <style:paragraph-properties fo:margin-top="0in" fo:margin-bottom="0in" style:contextual-spacing="false" fo:line-height="100%" fo:text-align="justify" style:justify-single-word="false" fo:padding="0in" fo:border="none" style:shadow="none" style:writing-mode="lr-tb"/>
      <style:text-properties fo:color="#000000" style:font-name="LM Mono Prop Light 10" fo:font-size="4pt" fo:language="es" fo:country="ES" style:font-size-asian="3.5pt" style:font-size-complex="4pt"/>
    </style:style>
    <style:style style:name="P13" style:family="paragraph" style:parent-style-name="Standard">
      <style:paragraph-properties fo:margin-top="0in" fo:margin-bottom="0in" style:contextual-spacing="false" fo:line-height="100%" fo:break-before="auto" fo:break-after="auto" fo:padding="0in" fo:border="none" style:shadow="none" style:writing-mode="lr-tb"/>
      <style:text-properties fo:color="#000000" style:font-name="LM Mono Prop Light 10" fo:font-size="11pt" fo:language="es" fo:country="ES" fo:font-weight="bold" officeooo:paragraph-rsid="0019af86" style:font-size-asian="11pt" style:font-weight-asian="bold" style:font-size-complex="11pt" style:font-weight-complex="bold"/>
    </style:style>
    <style:style style:name="P14" style:family="paragraph" style:parent-style-name="Standard">
      <style:paragraph-properties fo:margin-top="0in" fo:margin-bottom="0in" style:contextual-spacing="false" fo:line-height="100%" fo:break-before="auto" fo:break-after="auto" fo:padding="0in" fo:border="none" style:shadow="none" style:writing-mode="lr-tb"/>
      <style:text-properties fo:color="#000000" style:font-name="LM Mono Prop Light 10" fo:font-size="11pt" fo:language="es" fo:country="ES" fo:font-weight="bold" officeooo:rsid="0019af86" officeooo:paragraph-rsid="0019af86" style:font-size-asian="11pt" style:font-weight-asian="bold" style:font-size-complex="11pt" style:font-weight-complex="bold"/>
    </style:style>
    <style:style style:name="P15" style:family="paragraph" style:parent-style-name="Standard">
      <style:paragraph-properties fo:margin-top="0in" fo:margin-bottom="0in" style:contextual-spacing="false" fo:line-height="100%" fo:break-before="auto" fo:break-after="auto" fo:padding="0in" fo:border="none" style:shadow="none" style:writing-mode="lr-tb"/>
      <style:text-properties fo:color="#000000" style:font-name="LM Mono Prop Light 10" fo:font-size="11pt" fo:language="es" fo:country="ES" officeooo:paragraph-rsid="001947f5" style:font-size-asian="11pt" style:font-size-complex="11pt"/>
    </style:style>
    <style:style style:name="P16" style:family="paragraph" style:parent-style-name="Standard">
      <style:paragraph-properties fo:margin-top="0in" fo:margin-bottom="0in" style:contextual-spacing="false" fo:line-height="100%" fo:text-align="justify" style:justify-single-word="false" fo:break-before="auto" fo:break-after="auto" fo:padding="0in" fo:border="none" style:shadow="none" style:writing-mode="lr-tb"/>
      <style:text-properties fo:color="#000000" style:font-name="LM Mono Prop Light 10" fo:font-size="11pt" fo:language="es" fo:country="ES" officeooo:paragraph-rsid="0019af86" style:font-size-asian="11pt" style:font-size-complex="11pt"/>
    </style:style>
    <style:style style:name="P17" style:family="paragraph" style:parent-style-name="Standard">
      <style:paragraph-properties fo:margin-top="0in" fo:margin-bottom="0in" style:contextual-spacing="false" fo:line-height="100%" fo:text-align="justify" style:justify-single-word="false" fo:break-before="auto" fo:break-after="auto" fo:padding="0in" fo:border="none" style:shadow="none" style:writing-mode="lr-tb"/>
      <style:text-properties fo:color="#000000" style:font-name="LM Mono Prop Light 10" fo:font-size="11pt" fo:language="es" fo:country="ES" officeooo:paragraph-rsid="001947f5" style:font-size-asian="11pt" style:font-size-complex="11pt"/>
    </style:style>
    <style:style style:name="P18" style:family="paragraph" style:parent-style-name="Text_20_body">
      <style:paragraph-properties fo:margin-top="0in" fo:margin-bottom="0in" style:contextual-spacing="false" fo:line-height="100%" style:writing-mode="lr-tb"/>
      <style:text-properties style:font-name="LM Mono Prop Light 10" fo:font-size="11pt" fo:language="es" fo:country="ES" officeooo:paragraph-rsid="0029e209" style:font-size-asian="11pt" style:font-size-complex="11pt"/>
    </style:style>
    <style:style style:name="P19" style:family="paragraph" style:parent-style-name="Text_20_body">
      <style:paragraph-properties fo:margin-top="0in" fo:margin-bottom="0in" style:contextual-spacing="false" fo:line-height="100%" style:writing-mode="lr-tb"/>
      <style:text-properties style:font-name="LM Mono Prop Light 10" fo:font-size="11pt" fo:language="es" fo:country="ES" officeooo:paragraph-rsid="00296dd2" style:font-size-asian="11pt" style:font-size-complex="11pt"/>
    </style:style>
    <style:style style:name="P20" style:family="paragraph" style:parent-style-name="Standard">
      <style:text-properties style:font-name="LM Mono Prop Light 10"/>
    </style:style>
    <style:style style:name="P21" style:family="paragraph" style:parent-style-name="Standard">
      <style:text-properties style:font-name="LM Mono Prop Light 10" fo:font-size="2pt" style:font-size-asian="1.75pt" style:font-size-complex="2pt"/>
    </style:style>
    <style:style style:name="P22" style:family="paragraph" style:parent-style-name="Standard">
      <style:text-properties fo:font-size="2pt" style:font-size-asian="1.75pt" style:font-size-complex="2pt"/>
    </style:style>
    <style:style style:name="P23" style:family="paragraph" style:parent-style-name="Standard">
      <style:paragraph-properties fo:margin-top="0in" fo:margin-bottom="0in" style:contextual-spacing="false" fo:line-height="100%" fo:text-align="justify" style:justify-single-word="false" fo:padding="0in" fo:border="none" style:shadow="none" style:writing-mode="lr-tb"/>
      <style:text-properties fo:font-variant="normal" fo:text-transform="none" fo:color="#000000" style:text-line-through-style="none" style:text-line-through-type="none" style:font-name="LM Mono Prop Light 10" fo:font-size="11pt" fo:language="es" fo:country="ES" fo:font-style="normal" style:text-underline-style="none" fo:font-weight="normal" style:text-blinking="false" fo:background-color="transparent" style:font-size-asian="11pt" style:font-size-complex="11pt"/>
    </style:style>
    <style:style style:name="P24" style:family="paragraph" style:parent-style-name="Standard">
      <style:paragraph-properties fo:margin-top="0in" fo:margin-bottom="0in" style:contextual-spacing="false" fo:line-height="100%" fo:text-align="justify" style:justify-single-word="false" fo:padding="0in" fo:border="none" style:shadow="none" style:writing-mode="lr-tb"/>
      <style:text-properties fo:font-variant="normal" fo:text-transform="none" fo:color="#000000" style:text-line-through-style="none" style:text-line-through-type="none" style:font-name="LM Mono Prop Light 10" fo:font-size="4pt" fo:language="es" fo:country="ES" fo:font-style="normal" style:text-underline-style="none" fo:font-weight="normal" officeooo:paragraph-rsid="0019af86" style:text-blinking="false" fo:background-color="transparent" style:font-size-asian="3.5pt" style:font-size-complex="4pt"/>
    </style:style>
    <style:style style:name="P25" style:family="paragraph" style:parent-style-name="Standard">
      <style:paragraph-properties fo:margin-top="0in" fo:margin-bottom="0in" style:contextual-spacing="false" fo:line-height="100%" fo:padding="0in" fo:border="none" style:shadow="none" style:writing-mode="lr-tb"/>
      <style:text-properties fo:color="#000000" style:font-name="LM Mono Prop Light 10" fo:font-size="11pt" fo:language="es" fo:country="ES" fo:font-style="italic" officeooo:paragraph-rsid="0026c7e7" style:font-size-asian="11pt" style:font-style-asian="italic" style:font-size-complex="11pt" style:font-style-complex="italic"/>
    </style:style>
    <style:style style:name="P26" style:family="paragraph" style:parent-style-name="Standard">
      <style:paragraph-properties fo:margin-top="0in" fo:margin-bottom="0in" style:contextual-spacing="false" fo:line-height="100%" fo:break-before="auto" fo:break-after="auto" fo:padding="0in" fo:border="none" style:shadow="none" style:writing-mode="lr-tb"/>
      <style:text-properties fo:color="#000000" style:font-name="LM Mono Prop Light 10" fo:font-size="11pt" fo:language="es" fo:country="ES" fo:font-weight="bold" style:font-size-asian="11pt" style:font-weight-asian="bold" style:font-size-complex="11pt" style:font-weight-complex="bold"/>
    </style:style>
    <style:style style:name="P27" style:family="paragraph" style:parent-style-name="Text_20_body">
      <style:paragraph-properties fo:margin-top="0in" fo:margin-bottom="0in" style:contextual-spacing="false" fo:line-height="100%" fo:padding="0in" fo:border="none" style:shadow="none" style:writing-mode="lr-tb"/>
      <style:text-properties fo:font-variant="normal" fo:text-transform="none" fo:color="#000000" style:text-line-through-style="none" style:text-line-through-type="none" style:font-name="LM Mono Prop Light 10" fo:font-size="11pt" fo:language="es" fo:country="ES" fo:font-style="normal" style:text-underline-style="none" fo:font-weight="normal" officeooo:paragraph-rsid="0019af86" style:text-blinking="false" fo:background-color="transparent" style:font-size-asian="11pt" style:font-weight-asian="normal" style:font-size-complex="11pt" style:font-weight-complex="normal"/>
    </style:style>
    <style:style style:name="P28" style:family="paragraph" style:parent-style-name="Title" style:master-page-name="Standard">
      <style:paragraph-properties fo:margin-top="0.1201in" fo:margin-bottom="0.0201in" style:contextual-spacing="false" fo:line-height="115%" fo:text-align="center" style:justify-single-word="false" style:page-number="auto" fo:break-before="auto" fo:break-after="auto" style:writing-mode="lr-tb"/>
      <style:text-properties fo:color="#000000" style:font-name="LM Mono Prop Light 10" fo:font-size="11pt" fo:language="es" fo:country="ES" officeooo:paragraph-rsid="00296dd2"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officeooo:rsid="0019af86" style:text-blinking="false" fo:background-color="#ffffff" loext:char-shading-value="0"/>
    </style:style>
    <style:style style:name="T4" style:family="text">
      <style:text-properties fo:font-variant="normal" fo:text-transform="none" fo:color="#000000" style:text-line-through-style="none" style:text-line-through-type="none" fo:font-style="normal" style:text-underline-style="none" officeooo:rsid="00237421" style:text-blinking="false" fo:background-color="#ffffff" loext:char-shading-value="0"/>
    </style:style>
    <style:style style:name="T5" style:family="text">
      <style:text-properties fo:font-variant="normal" fo:text-transform="none" fo:color="#000000" style:text-line-through-style="none" style:text-line-through-type="none" fo:font-style="normal" style:text-underline-style="none" officeooo:rsid="001947f5" style:text-blinking="false" fo:background-color="#ffffff" loext:char-shading-value="0" style:font-name-asian="LM Mono Prop Light 101" style:font-name-complex="LM Mono Prop Light 101"/>
    </style:style>
    <style:style style:name="T6" style:family="text">
      <style:text-properties fo:font-variant="normal" fo:text-transform="none" fo:color="#000000" style:text-line-through-style="none" style:text-line-through-type="none" fo:font-style="normal" style:text-underline-style="none" officeooo:rsid="00295570" style:text-blinking="false" fo:background-color="#ffffff" loext:char-shading-value="0"/>
    </style:style>
    <style:style style:name="T7" style:family="text">
      <style:text-properties fo:font-variant="normal" fo:text-transform="none"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position="super 58%" fo:font-style="normal" style:text-underline-style="none" officeooo:rsid="0019af86" style:text-blinking="false" fo:background-color="#ffffff" loext:char-shading-value="0"/>
    </style:style>
    <style:style style:name="T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fo:font-weight="normal" officeooo:rsid="001947f5" style:text-blinking="false" fo:background-color="transparent" loext:char-shading-value="0" style:font-name-asian="Arial" style:font-name-complex="Arial"/>
    </style:style>
    <style:style style:name="T1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style:text-line-through-style="none" style:text-line-through-type="none" style:font-name="Lobster 1.4" fo:font-size="14pt" fo:font-style="normal" style:text-underline-style="none" fo:font-weight="normal" officeooo:rsid="0027046f" style:text-blinking="false" fo:background-color="transparent" loext:char-shading-value="0" style:font-size-asian="14pt" style:font-size-complex="14pt"/>
    </style:style>
    <style:style style:name="T14" style:family="text">
      <style:text-properties fo:font-variant="normal" fo:text-transform="none" style:text-line-through-style="none" style:text-line-through-type="none" style:font-name="Lobster 1.4" fo:font-size="12pt" fo:font-style="normal" style:text-underline-style="none" fo:font-weight="normal" officeooo:rsid="00254c9a" style:text-blinking="false" fo:background-color="transparent" loext:char-shading-value="0" style:font-size-asian="12pt" style:font-size-complex="12pt"/>
    </style:style>
    <style:style style:name="T15" style:family="text">
      <style:text-properties fo:font-variant="normal" fo:text-transform="none" style:text-line-through-style="none" style:text-line-through-type="none" style:font-name="LM Mono Prop Light 10" fo:font-size="10pt" fo:font-style="normal" style:text-underline-style="none" fo:font-weight="normal" officeooo:rsid="001947f5" style:text-blinking="false" fo:background-color="transparent" loext:char-shading-value="0" style:font-size-asian="8.75pt" style:font-size-complex="10pt"/>
    </style:style>
    <style:style style:name="T16" style:family="text">
      <style:text-properties fo:font-variant="normal" fo:text-transform="none" style:text-line-through-style="none" style:text-line-through-type="none" style:font-name="LM Mono Prop Light 10" fo:font-size="10pt" fo:font-style="normal" style:text-underline-style="none" fo:font-weight="normal" officeooo:rsid="002a630a" style:text-blinking="false" fo:background-color="transparent" loext:char-shading-value="0" style:font-size-asian="8.75pt" style:font-size-complex="10pt"/>
    </style:style>
    <style:style style:name="T17" style:family="text">
      <style:text-properties fo:font-weight="bold" style:font-weight-asian="bold" style:font-weight-complex="bold"/>
    </style:style>
    <style:style style:name="T18" style:family="text">
      <style:text-properties fo:color="#000000" style:font-name="LM Mono Prop Light 10" fo:font-style="italic" style:font-style-asian="italic" style:font-style-complex="italic"/>
    </style:style>
    <style:style style:name="T19" style:family="text">
      <style:text-properties fo:color="#000000" fo:font-weight="normal" officeooo:rsid="001947f5" style:font-name-asian="LM Mono Prop Light 101" style:font-weight-asian="normal" style:font-name-complex="LM Mono Prop Light 101" style:font-weight-complex="normal"/>
    </style:style>
    <style:style style:name="T20" style:family="text">
      <style:text-properties fo:color="#000000" officeooo:rsid="0019af86" style:font-name-asian="Arial" style:font-name-complex="Arial"/>
    </style:style>
    <style:style style:name="T21" style:family="text">
      <style:text-properties fo:color="#000000" fo:font-style="italic" style:font-style-asian="italic" style:font-style-complex="italic"/>
    </style:style>
    <style:style style:name="T22" style:family="text">
      <style:text-properties officeooo:rsid="0019af86"/>
    </style:style>
    <style:style style:name="T23" style:family="text">
      <style:text-properties officeooo:rsid="001947f5" style:font-name-asian="LM Mono Prop Light 101" style:font-name-complex="LM Mono Prop Light 101"/>
    </style:style>
    <style:style style:name="T24" style:family="text">
      <style:text-properties officeooo:rsid="001947f5" style:font-name-asian="Arial" style:font-name-complex="Arial"/>
    </style:style>
    <style:style style:name="T25" style:family="text">
      <style:text-properties fo:font-style="normal" fo:font-weight="normal" officeooo:rsid="001947f5" style:font-name-asian="LM Mono Prop Light 101" style:font-style-asian="normal" style:font-weight-asian="normal" style:font-name-complex="LM Mono Prop Light 101" style:font-style-complex="normal" style:font-weight-complex="normal"/>
    </style:style>
    <style:style style:name="T26" style:family="text">
      <style:text-properties fo:font-style="normal" officeooo:rsid="0019af86" style:font-name-asian="Arial" style:font-style-asian="normal" style:font-name-complex="Arial" style:font-style-complex="normal"/>
    </style:style>
    <style:style style:name="T27" style:family="text">
      <style:text-properties officeooo:rsid="002a630a"/>
    </style:style>
    <style:style style:name="T28" style:family="text">
      <style:text-properties style:font-name="LM Mono Prop Light 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3">Arrastre Revolucionario</text:span><text:span text:style-name="T14"> </text:span><text:span text:style-name="T16">por</text:span><text:span text:style-name="T15"> Bao Phi</text:span></text:p>
      <text:p text:style-name="P6"/>
      <text:p text:style-name="P4"><text:bookmark text:name="docs-internal-guid-05727b8f-683b-1bcd-9c82-ee22e0a04d55"/><text:span text:style-name="T17">Sinopsis:</text:span> Una epidemia de zombis se esparce por los Estados Unidos. 70% de la población, incluyendo mucha gente blanca, ha sido infectada. Sin evidencia, el gobierno ha clasificado la epidemia como un acto terrorista, y la población de los Estados Unidos han culpado a China, Corea del Norte, y el Medio Oriente.</text:p>
      <text:p text:style-name="P12"/>
      <text:p text:style-name="P4"><text:bookmark text:name="docs-internal-guid-05727b8f-683b-6ac7-d1e9-cccc4543b00e"/>Los militares construyeron complejos fortificados que encierran máquinas gigantes que atraen a los zombis. Aprisionaron Americanos de descendencia Asiática y Arabe (y tambien cualquier persona que “cumpliera el perfil”) en estos campos de trabajo forzado para que trabajaran como mecánicos y operadores de maquinaria. Los políticos declaraban que el trabajo forzado era “para su propia protección” puesto que la gente de estos grupos eran victimas de crímenes de odio.</text:p>
      <text:p text:style-name="P12"/>
      <text:p text:style-name="P4"><text:bookmark text:name="docs-internal-guid-05727b8f-683b-ac4a-4193-2378d2d211cc"/>Dos Vietnamita Americanos, un hombre y una mujer, se preparan para liberar un campo de trabajo, y debaten posibles resultados de una operacion exitosa.</text:p>
      <text:p text:style-name="P7"/>
      <text:p text:style-name="P13"><text:bookmark text:name="docs-internal-guid-05727b8f-683b-ed2a-eba9-f257bacfd4fa"/><text:span text:style-name="T11">Pasajes Seleccionados</text:span><text:span text:style-name="T22">:</text:span></text:p>
      <text:p text:style-name="Standard"><text:span text:style-name="T19"></text:span><text:span text:style-name="T20"> </text:span><text:bookmark text:name="docs-internal-guid-05727b8f-683c-24ec-df3b-4c0b4f847cd4"/><text:span text:style-name="T28">Después de un momento de silencio, ella le preguntó, “Qué extrañas ahora mismo?”</text:span></text:p>
      <text:p text:style-name="P21"/>
      <text:p text:style-name="P20"><text:bookmark text:name="docs-internal-guid-05727b8f-683c-7bf5-7052-5253cc5b84ea"/>Este juego de nuevo. “Un desastroso plato de nachos salsudos,” dijo él con un suspiro. “tu?”</text:p>
      <text:p text:style-name="P21"/>
      <text:p text:style-name="P20">“Ph<text:span text:style-name="T21">ở</text:span>,” contestó ella, pronunciándolo como solo podría una Vietnamita Americana cuyas habilidades de lenguaje tornan alrededor de<text:span text:style-name="T27">l</text:span> menú. Él lo escucho como solo lo haría un Vietnamita Americano quien entiende Vietnamita mejor cuando lo hablan sus padres. Él sonrrió. Ph<text:span text:style-name="T21">ở</text:span> siempre era su respuesta.</text:p>
      <text:p text:style-name="P21"/>
      <text:p text:style-name="P20"><text:bookmark text:name="docs-internal-guid-05727b8f-683c-ed12-7f62-5865026f3e55"/>Que tal esa señora con la choza afuera en el campo,” preguntó él suavemente, estirando su cuello, mirando detenidamente las estrellas. “Te acuerdas del campo puro fuera de lo que queda de Kansas City?”</text:p>
      <text:p text:style-name="P21"/>
      <text:p text:style-name="P18"><text:bookmark text:name="docs-internal-guid-05727b8f-683e-18b7-4517-46049a2c761e"/>Ella soltó de sus labios un desdeñoso soplo de aire. “agua de res sucia con fideos de spaghetti no alcanza a ser Ph<text:span text:style-name="T18">ở</text:span>, pana,” se rió. Tu mas que nadie deberías estar de acuerdo conmigo en eso.”</text:p>
      <text:p text:style-name="P22"/>
      <text:p text:style-name="P19"><text:span text:style-name="T18">“</text:span>Definitivamente no era tan bueno como el de mi mamá, eso es claro,” él impávido.</text:p>
      <text:p text:style-name="P5"><text:bookmark text:name="docs-internal-guid-05727b8f-683f-590d-1c07-a587c537cc2c"/>Ella se rió fuertemente y de repente, su sonrisa acaparando profundamente sus mejillas. Ambos eran más o menos de la misma altura y edad, así que la mayoría asumia que eran hermano y hermana, aunque no podían verse mas diferentes. Aunque ambos tenían el pelo negro, el de ella caía como cascada en su espalda, un río en la oscuridad. El de él era andrajoso y corto como un campo quemado. Los pequeños ojos largos y rasgados de ella, como dos cisnes oscuros, con picos descendiendo para besarse sobre su nariz. Los ojos de él eran profundos, difíciles. Ella era hermosa, magnetica, aún cuando no lo quería ser. La <text:soft-page-break/>apariencia de él era, en el mejor de los casos, olvidable; para bueno o para malo, el siempre estaba en el fondo.</text:p>
      <text:p text:style-name="P11"/>
      <text:p text:style-name="P8"><text:span text:style-name="T25"></text:span><text:span text:style-name="T26"> </text:span><text:bookmark text:name="docs-internal-guid-05727b8f-6840-5ce8-cc38-e4e06df7aaea"/><text:span text:style-name="T9">Tiempos trágicos no exigen complejidad. Después de que las leyes de emergencia fueron aprobadas, la policía y los militares, representantes civiles armados, y nuevos contratistas militares privados, empezaron a recoger y transportar a Asiaticos Americanos, Árabes Americanos, y cualquier persona en ese particular espectro de color, a sus nuevos campos de trabajo. No importaba si la persona tenía ancestros de Corea del Norte, China, o el Medio Oriente. Se volvio muy aparente que ese no era el propósito. Había gente de las Islas Pacificas, Indígenas Americanos, Chicanos, y gente negra que fueron lanzados a los campos de trabajo por protestar, por atreverse a alzar sus voces en oposición, por escoger el lado equivocado. Suficientemente parecido. Y fue así que la gente aprendió a no hablar en contra de los campos. Tras el desastre, América se volvio aun menos sutil. </text:span></text:p>
      <text:p text:style-name="P25"/>
      <text:p text:style-name="P14">Discussion:</text:p>
      <text:p text:style-name="P27"><text:bookmark text:name="docs-internal-guid-05727b8f-6840-9dd1-7f62-31a02f744966"/>Cómo es que esta historia...</text:p>
      <text:p text:style-name="P15"><text:span text:style-name="T23"></text:span> <text:bookmark text:name="docs-internal-guid-05727b8f-6840-cd12-33da-640a69efc151"/><text:span text:style-name="T9">tiene relación con el trabajo comunitario que tu haces?</text:span></text:p>
      <text:p text:style-name="P9"><text:span text:style-name="T23"></text:span><text:span text:style-name="T24"> </text:span><text:span text:style-name="T10">refleja tus experiencias y las comunidades a las cuales tu estas conectadx?</text:span></text:p>
      <text:p text:style-name="P10"/>
      <text:p text:style-name="P26">Writing Prompts:</text:p>
      <text:p text:style-name="P16"><text:span text:style-name="T23"></text:span><text:span text:style-name="T24"> “</text:span><text:span text:style-name="T12">Su esperanza era que, si ella moría, su alma viajaría al último lugar hermoso que ella había imaginado.” </text:span><text:span text:style-name="T9">Si murieras ahora mismo, a donde viajaría tu alma?</text:span></text:p>
      <text:p text:style-name="P24"/>
      <text:p text:style-name="P17"><text:span text:style-name="T23"></text:span><text:span text:style-name="T24"> </text:span><text:bookmark text:name="docs-internal-guid-05727b8f-6841-c947-53ff-0cf4169f2a68"/><text:span text:style-name="T9">Uno de los pasajes que leímos habla del lenguaje y de formas del lenguaje popular, migrante, y no oficial. Comparte una experiencia que hable de tu relación con el/los lenguaje/s, y de como las variantes populares del lenguaje suenan y se sienten diferentes en diferentes sit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LM Mono Prop Light 101" svg:font-family="'LM Mono Prop Light 10'"/>
    <style:font-face style:name="LM Mono Prop Light 10" svg:font-family="'LM Mono Prop Light 10'" style:font-pitch="variable"/>
    <style:font-face style:name="Lobster 1.4" svg:font-family="'Lobster 1.4'"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201in" fo:margin-bottom="0.0201in" style:contextual-spacing="false" fo:text-align="center" style:justify-single-word="false"/>
      <style:text-properties style:font-name="Lobster 1.4" fo:font-size="16pt" fo:language="es" fo:country="ES" officeooo:paragraph-rsid="0019af86" style:font-size-asian="16pt" style:font-size-complex="16pt"/>
    </style:style>
    <style:style style:name="MP2" style:family="paragraph" style:parent-style-name="Standard">
      <style:text-properties style:font-name="LM Mono Prop Light 10" fo:font-size="10pt" fo:language="es" fo:country="ES" fo:font-weight="bold" officeooo:paragraph-rsid="0019af86" style:font-size-asian="10pt" style:font-weight-asian="bold" style:font-size-complex="10pt" style:font-weight-complex="bold"/>
    </style:style>
    <style:style style:name="MP3" style:family="paragraph" style:parent-style-name="Standard">
      <style:paragraph-properties fo:margin-top="0in" fo:margin-bottom="0in" style:contextual-spacing="false" fo:line-height="115%" fo:padding="0in" fo:border="none" style:shadow="none" style:writing-mode="lr-tb"/>
      <style:text-properties style:font-name="LM Mono Prop Light 10" fo:font-size="10pt" fo:language="es" fo:country="ES" fo:font-weight="bold" officeooo:rsid="001ae046" officeooo:paragraph-rsid="0026c7e7" style:font-size-asian="10pt" style:font-weight-asian="bold" style:font-size-complex="10pt" style:font-weight-complex="bold"/>
    </style:style>
    <style:style style:name="M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MT2" style:family="text">
      <style:text-properties fo:font-variant="normal" fo:text-transform="none" fo:color="#0000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MT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MT4" style:family="text">
      <style:text-properties fo:font-variant="normal" fo:text-transform="none" fo:color="#000000" style:text-line-through-style="none" style:text-line-through-type="none" fo:font-style="normal" style:text-underline-style="none" officeooo:rsid="0019af86" style:text-blinking="false" fo:background-color="#ffffff" loext:char-shading-value="0"/>
    </style:style>
    <style:style style:name="MT5" style:family="text">
      <style:text-properties fo:font-variant="normal" fo:text-transform="none" fo:color="#000000" style:text-line-through-style="none" style:text-line-through-type="none" style:text-position="super 58%" fo:font-style="normal" style:text-underline-style="none" officeooo:rsid="0019af86" style:text-blinking="false" fo:background-color="#ffffff" loext:char-shading-value="0"/>
    </style:style>
    <style:style style:name="MT6" style:family="text">
      <style:text-properties fo:font-variant="normal" fo:text-transform="none" fo:color="#000000" style:text-line-through-style="none" style:text-line-through-type="none" fo:font-style="normal" style:text-underline-style="none" officeooo:rsid="00237421" style:text-blinking="false" fo:background-color="#ffffff" loext:char-shading-value="0"/>
    </style:style>
    <style:style style:name="MT7" style:family="text">
      <style:text-properties fo:font-variant="normal" fo:text-transform="none" fo:color="#000000" style:text-line-through-style="none" style:text-line-through-type="none" fo:font-style="normal" style:text-underline-style="none" officeooo:rsid="001947f5" style:text-blinking="false" fo:background-color="#ffffff" loext:char-shading-value="0" style:font-name-asian="LM Mono Prop Light 101" style:font-name-complex="LM Mono Prop Light 101"/>
    </style:style>
    <style:style style:name="MT8" style:family="text">
      <style:text-properties fo:font-variant="normal" fo:text-transform="none" fo:color="#000000" style:text-line-through-style="none" style:text-line-through-type="none" fo:font-style="normal" style:text-underline-style="none" officeooo:rsid="00295570" style:text-blinking="false" fo:background-color="#ffffff" loext:char-shading-value="0"/>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ext:p text:style-name="MP1"><text:bookmark text:name="docs-internal-guid-05727b8f-6838-c949-505b-f8e983c84606"/><text:span text:style-name="MT1">Libros Ritmos &amp; Visiones: Un Grupo de Lectura de </text:span><text:span text:style-name="MT2">Octavia´s Brood</text:span></text:p>
      </style:header>
      <style:footer>
        <text:p text:style-name="MP2"><text:bookmark text:name="docs-internal-guid-05727b8f-6841-e8af-eb51-69fe368076e3"/><text:span text:style-name="MT3">Baile en Bembe: </text:span><text:span text:style-name="MT4">81 S 6</text:span><text:span text:style-name="MT5">th</text:span><text:span text:style-name="MT4"> St., Brooklyn, NY 11211</text:span></text:p>
        <text:p text:style-name="MP3"><text:bookmark text:name="docs-internal-guid-05727b8f-6842-330b-d6a2-4e643742f963"/><text:span text:style-name="MT3">Próxima Reunión</text:span><text:span text:style-name="MT6"> <text:s/></text:span><text:span text:style-name="MT7"></text:span><text:span text:style-name="MT6"> <text:s/></text:span><text:span text:style-name="MT4">Oct</text:span><text:span text:style-name="MT8">ubre</text:span><text:span text:style-name="MT4"> 28 <text:s/></text:span><text:span text:style-name="MT7"></text:span><text:span text:style-name="MT4"> <text:s/></text:span><text:span text:style-name="MT8">A</text:span><text:span text:style-name="MT4">ngel </text:span><text:span text:style-name="MT8">Negra</text:span><text:span text:style-name="MT4"> </text:span><text:span text:style-name="MT8">por</text:span><text:span text:style-name="MT4"> Walidah Imarish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3</meta:editing-cycles>
    <dc:date>2015-10-14T19:04:22.737390744</dc:date>
    <meta:editing-duration>PT48M49S</meta:editing-duration>
    <meta:document-statistic meta:table-count="0" meta:image-count="0" meta:object-count="0" meta:page-count="2" meta:paragraph-count="23" meta:word-count="721" meta:character-count="4340" meta:non-whitespace-character-count="3637"/>
  </office:meta>
</office:document-meta>
</file>